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8.615cm" table:align="left"/>
    </style:style>
    <style:style style:name="Tabela1.A" style:family="table-column">
      <style:table-column-properties style:column-width="2.263cm"/>
    </style:style>
    <style:style style:name="Tabela1.B" style:family="table-column">
      <style:table-column-properties style:column-width="6.352cm"/>
    </style:style>
    <style:style style:name="Tabe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e6e6ff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8.615cm" table:align="left"/>
    </style:style>
    <style:style style:name="Tabela2.A" style:family="table-column">
      <style:table-column-properties style:column-width="0.993cm"/>
    </style:style>
    <style:style style:name="Tabela2.B" style:family="table-column">
      <style:table-column-properties style:column-width="7.622cm"/>
    </style:style>
    <style:style style:name="Tabe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e6e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8.615cm" table:align="left"/>
    </style:style>
    <style:style style:name="Tabela6.A" style:family="table-column">
      <style:table-column-properties style:column-width="1.736cm"/>
    </style:style>
    <style:style style:name="Tabela6.B" style:family="table-column">
      <style:table-column-properties style:column-width="6.879cm"/>
    </style:style>
    <style:style style:name="Tabel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e6e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9.188cm" table:align="margins"/>
    </style:style>
    <style:style style:name="Tabela7.A" style:family="table-column">
      <style:table-column-properties style:column-width="2.101cm" style:rel-column-width="14984*"/>
    </style:style>
    <style:style style:name="Tabela7.B" style:family="table-column">
      <style:table-column-properties style:column-width="7.087cm" style:rel-column-width="50551*"/>
    </style:style>
    <style:style style:name="Tabe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B1" style:family="table-cell">
      <style:table-cell-properties fo:background-color="#e6e6e6" fo:padding="0.097cm" fo:border="0.002cm solid #000000">
        <style:background-image/>
      </style:table-cell-properties>
    </style:style>
    <style:style style:name="Tabel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9.188cm" table:align="margins"/>
    </style:style>
    <style:style style:name="Tabela3.A" style:family="table-column">
      <style:table-column-properties style:column-width="2.297cm" style:rel-column-width="16384*"/>
    </style:style>
    <style:style style:name="Tabela3.D" style:family="table-column">
      <style:table-column-properties style:column-width="2.297cm" style:rel-column-width="16383*"/>
    </style:style>
    <style:style style:name="Tabel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fo:background-color="#e6e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962cm" table:align="margins"/>
    </style:style>
    <style:style style:name="Tabela4.A" style:family="table-column">
      <style:table-column-properties style:column-width="2.178cm" style:rel-column-width="15927*"/>
    </style:style>
    <style:style style:name="Tabela4.B" style:family="table-column">
      <style:table-column-properties style:column-width="6.784cm" style:rel-column-width="49608*"/>
    </style:style>
    <style:style style:name="Tabela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B1" style:family="table-cell">
      <style:table-cell-properties fo:background-color="#e6e6e6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8.962cm" table:align="margins"/>
    </style:style>
    <style:style style:name="Tabela5.A" style:family="table-column">
      <style:table-column-properties style:column-width="1.258cm" style:rel-column-width="9196*"/>
    </style:style>
    <style:style style:name="Tabela5.B" style:family="table-column">
      <style:table-column-properties style:column-width="7.705cm" style:rel-column-width="56339*"/>
    </style:style>
    <style:style style:name="Tabel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fo:background-color="#e6e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8.962cm" table:align="margins"/>
    </style:style>
    <style:style style:name="Tabela8.A" style:family="table-column">
      <style:table-column-properties style:column-width="0.893cm" style:rel-column-width="6526*"/>
    </style:style>
    <style:style style:name="Tabela8.B" style:family="table-column">
      <style:table-column-properties style:column-width="3.209cm" style:rel-column-width="23461*"/>
    </style:style>
    <style:style style:name="Tabela8.C" style:family="table-column">
      <style:table-column-properties style:column-width="1.323cm" style:rel-column-width="9673*"/>
    </style:style>
    <style:style style:name="Tabela8.D" style:family="table-column">
      <style:table-column-properties style:column-width="3.538cm" style:rel-column-width="25875*"/>
    </style:style>
    <style:style style:name="Tabela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D1" style:family="table-cell">
      <style:table-cell-properties fo:background-color="#e6e6e6" fo:padding="0.097cm" fo:border="0.002cm solid #000000">
        <style:background-image/>
      </style:table-cell-properties>
    </style:style>
    <style:style style:name="Tabel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8.756cm" table:align="margins"/>
    </style:style>
    <style:style style:name="Tabela9.A" style:family="table-column">
      <style:table-column-properties style:column-width="1.323cm" style:rel-column-width="9901*"/>
    </style:style>
    <style:style style:name="Tabela9.B" style:family="table-column">
      <style:table-column-properties style:column-width="7.433cm" style:rel-column-width="55634*"/>
    </style:style>
    <style:style style:name="Tabela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fo:background-color="#e6e6e6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8.756cm" table:align="margins"/>
    </style:style>
    <style:style style:name="Tabela10.A" style:family="table-column">
      <style:table-column-properties style:column-width="1.009cm" style:rel-column-width="7548*"/>
    </style:style>
    <style:style style:name="Tabela10.B" style:family="table-column">
      <style:table-column-properties style:column-width="2.117cm" style:rel-column-width="15839*"/>
    </style:style>
    <style:style style:name="Tabela10.C" style:family="table-column">
      <style:table-column-properties style:column-width="5.632cm" style:rel-column-width="42148*"/>
    </style:style>
    <style:style style:name="Tabela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fo:background-color="#e6e6e6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9.188cm" table:align="margins"/>
    </style:style>
    <style:style style:name="Tabela11.A" style:family="table-column">
      <style:table-column-properties style:column-width="1.753cm" style:rel-column-width="12505*"/>
    </style:style>
    <style:style style:name="Tabela11.B" style:family="table-column">
      <style:table-column-properties style:column-width="7.435cm" style:rel-column-width="53030*"/>
    </style:style>
    <style:style style:name="Tabela1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fo:background-color="#e6e6e6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8.962cm" table:align="margins"/>
    </style:style>
    <style:style style:name="Tabela12.A" style:family="table-column">
      <style:table-column-properties style:column-width="2.418cm" style:rel-column-width="17689*"/>
    </style:style>
    <style:style style:name="Tabela12.B" style:family="table-column">
      <style:table-column-properties style:column-width="6.544cm" style:rel-column-width="47846*"/>
    </style:style>
    <style:style style:name="Tabela1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fo:background-color="#e6e6e6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9.188cm" table:align="margins"/>
    </style:style>
    <style:style style:name="Tabela13.A" style:family="table-column">
      <style:table-column-properties style:column-width="2.464cm" style:rel-column-width="1397*"/>
    </style:style>
    <style:style style:name="Tabela13.B" style:family="table-column">
      <style:table-column-properties style:column-width="6.724cm" style:rel-column-width="3812*"/>
    </style:style>
    <style:style style:name="Tabela13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8.962cm" table:align="margins"/>
    </style:style>
    <style:style style:name="Tabela14.A" style:family="table-column">
      <style:table-column-properties style:column-width="2.418cm" style:rel-column-width="17689*"/>
    </style:style>
    <style:style style:name="Tabela14.B" style:family="table-column">
      <style:table-column-properties style:column-width="6.544cm" style:rel-column-width="47846*"/>
    </style:style>
    <style:style style:name="Tabela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fo:background-color="#e6e6e6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cccff" fo:font-style="italic" style:font-style-asian="italic" style:font-style-complex="italic"/>
    </style:style>
    <style:style style:name="T6" style:family="text">
      <style:text-properties fo:color="#ccccff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 rápido dos comandos armazenados no <text:span text:style-name="T1">.bash_history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Atalho</text:p>
          </table:table-cell>
          <table:table-cell table:style-name="Tabela1.B1" office:value-type="string">
            <text:p text:style-name="P6">Descrição</text:p>
          </table:table-cell>
        </table:table-row>
        <table:table-row>
          <table:table-cell table:style-name="Tabela1.A2" office:value-type="string">
            <text:p text:style-name="P4">!!</text:p>
          </table:table-cell>
          <table:table-cell table:style-name="Tabela1.B2" office:value-type="string">
            <text:p text:style-name="P5">Executa o último comando digitado.</text:p>
          </table:table-cell>
        </table:table-row>
        <table:table-row>
          <table:table-cell table:style-name="Tabela1.A2" office:value-type="string">
            <text:p text:style-name="P4">!n</text:p>
          </table:table-cell>
          <table:table-cell table:style-name="Tabela1.B2" office:value-type="string">
            <text:p text:style-name="P5">Executa o comando na linha n no arquivo .bash_history</text:p>
          </table:table-cell>
        </table:table-row>
        <table:table-row>
          <table:table-cell table:style-name="Tabela1.A2" office:value-type="string">
            <text:p text:style-name="P4">Ctrl p</text:p>
          </table:table-cell>
          <table:table-cell table:style-name="Tabela1.B2" office:value-type="string">
            <text:p text:style-name="P5">Recupera os comandos armazenados no arquivo .bash_history de trás para frente</text:p>
          </table:table-cell>
        </table:table-row>
        <table:table-row>
          <table:table-cell table:style-name="Tabela1.A2" office:value-type="string">
            <text:p text:style-name="P4">Ctrn n <text:span text:style-name="T5">(next)</text:span></text:p>
          </table:table-cell>
          <table:table-cell table:style-name="Tabela1.B2" office:value-type="string">
            <text:p text:style-name="P5">Recupera os comandos <text:span text:style-name="T3">já listados</text:span> de frente para trás</text:p>
          </table:table-cell>
        </table:table-row>
        <table:table-row>
          <table:table-cell table:style-name="Tabela1.A2" office:value-type="string">
            <text:p text:style-name="P4">Ctrl b <text:span text:style-name="T5">(back)</text:span></text:p>
          </table:table-cell>
          <table:table-cell table:style-name="Tabela1.B2" office:value-type="string">
            <text:p text:style-name="P5">Volta um caractere no comando já recuperado</text:p>
          </table:table-cell>
        </table:table-row>
        <table:table-row>
          <table:table-cell table:style-name="Tabela1.A2" office:value-type="string">
            <text:p text:style-name="P4">Ctrl f <text:span text:style-name="T6">(front)</text:span></text:p>
          </table:table-cell>
          <table:table-cell table:style-name="Tabela1.B2" office:value-type="string">
            <text:p text:style-name="P5">Anda um caractere para frente nos comandos já recuperados</text:p>
          </table:table-cell>
        </table:table-row>
        <table:table-row>
          <table:table-cell table:style-name="Tabela1.A2" office:value-type="string">
            <text:p text:style-name="P4">Ctrl a </text:p>
          </table:table-cell>
          <table:table-cell table:style-name="Tabela1.B2" office:value-type="string">
            <text:p text:style-name="P5">Volta ao início da linha do comando já recuperado</text:p>
          </table:table-cell>
        </table:table-row>
        <table:table-row>
          <table:table-cell table:style-name="Tabela1.A2" office:value-type="string">
            <text:p text:style-name="P4">Ctrl e </text:p>
          </table:table-cell>
          <table:table-cell table:style-name="Tabela1.B2" office:value-type="string">
            <text:p text:style-name="P5">Vai o fim dos da linha nos comandos já recuperados</text:p>
          </table:table-cell>
        </table:table-row>
        <table:table-row>
          <table:table-cell table:style-name="Tabela1.A2" office:value-type="string">
            <text:p text:style-name="P4">Ctrl l</text:p>
          </table:table-cell>
          <table:table-cell table:style-name="Tabela1.B2" office:value-type="string">
            <text:p text:style-name="P5">Limpa a tela</text:p>
          </table:table-cell>
        </table:table-row>
        <table:table-row>
          <table:table-cell table:style-name="Tabela1.A2" office:value-type="string">
            <text:p text:style-name="P4">Ctrl d</text:p>
          </table:table-cell>
          <table:table-cell table:style-name="Tabela1.B2" office:value-type="string">
            <text:p text:style-name="P5">Apaga caracteres do texto do cursor até o fim da linha</text:p>
          </table:table-cell>
        </table:table-row>
        <table:table-row>
          <table:table-cell table:style-name="Tabela1.A2" office:value-type="string">
            <text:p text:style-name="P4">Ctrl k</text:p>
          </table:table-cell>
          <table:table-cell table:style-name="Tabela1.B2" office:value-type="string">
            <text:p text:style-name="P5">Apaga o texto do cursor até o fim da linha de uma vez (esquerda para direita)</text:p>
          </table:table-cell>
        </table:table-row>
        <table:table-row>
          <table:table-cell table:style-name="Tabela1.A2" office:value-type="string">
            <text:p text:style-name="P4">Ctrl u</text:p>
          </table:table-cell>
          <table:table-cell table:style-name="Tabela1.B2" office:value-type="string">
            <text:p text:style-name="P5">Apaga o texto do cursor até o início da linha de uma vez (direita para esquerda)</text:p>
          </table:table-cell>
        </table:table-row>
        <table:table-row>
          <table:table-cell table:style-name="Tabela1.A2" office:value-type="string">
            <text:p text:style-name="P4">Ctrl y</text:p>
          </table:table-cell>
          <table:table-cell table:style-name="Tabela1.B2" office:value-type="string">
            <text:p text:style-name="P5">Cola o texto apagado pelos comandos anteriores</text:p>
          </table:table-cell>
        </table:table-row>
        <table:table-row>
          <table:table-cell table:style-name="Tabela1.A2" office:value-type="string">
            <text:p text:style-name="P4">Ctrl r<text:span text:style-name="T2">texto</text:span></text:p>
          </table:table-cell>
          <table:table-cell table:style-name="Tabela1.B2" office:value-type="string">
            <text:p text:style-name="P5">Procura comandos que contenham o <text:span text:style-name="T2">texto </text:span><text:span text:style-name="T4">do último comando para o primeiro.</text:span></text:p>
          </table:table-cell>
        </table:table-row>
      </table:table>
      <text:p text:style-name="P3"/>
      <text:p text:style-name="P3">Criação de partições com fdisk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Opção</text:p>
          </table:table-cell>
          <table:table-cell table:style-name="Tabela2.B1" office:value-type="string">
            <text:p text:style-name="P6">Descrição</text:p>
          </table:table-cell>
        </table:table-row>
        <table:table-row>
          <table:table-cell table:style-name="Tabela2.A2" office:value-type="string">
            <text:p text:style-name="P4">a</text:p>
          </table:table-cell>
          <table:table-cell table:style-name="Tabela2.B2" office:value-type="string">
            <text:p text:style-name="P5">Marca ou desmarca a partição como ativa para o processo de carga do sistema (boot).</text:p>
          </table:table-cell>
        </table:table-row>
        <table:table-row>
          <table:table-cell table:style-name="Tabela2.A2" office:value-type="string">
            <text:p text:style-name="P4">d</text:p>
          </table:table-cell>
          <table:table-cell table:style-name="Tabela2.B2" office:value-type="string">
            <text:p text:style-name="P5">Apaga uma partição. Após selecionar esta opção é necessário escolher o número da partição a ser apagada.</text:p>
          </table:table-cell>
        </table:table-row>
        <table:table-row>
          <table:table-cell table:style-name="Tabela2.A2" office:value-type="string">
            <text:p text:style-name="P4">l</text:p>
          </table:table-cell>
          <table:table-cell table:style-name="Tabela2.B2" office:value-type="string">
            <text:p text:style-name="P5">Lista os tipos de partições possíveis.</text:p>
          </table:table-cell>
        </table:table-row>
        <table:table-row>
          <table:table-cell table:style-name="Tabela2.A2" office:value-type="string">
            <text:p text:style-name="P4">m</text:p>
          </table:table-cell>
          <table:table-cell table:style-name="Tabela2.B2" office:value-type="string">
            <text:p text:style-name="P5">Mostra uma pequena ajuda.</text:p>
          </table:table-cell>
        </table:table-row>
        <table:table-row>
          <table:table-cell table:style-name="Tabela2.A2" office:value-type="string">
            <text:p text:style-name="P4">n</text:p>
          </table:table-cell>
          <table:table-cell table:style-name="Tabela2.B2" office:value-type="string">
            <text:p text:style-name="P5">Adiciona uma nova partição.</text:p>
          </table:table-cell>
        </table:table-row>
        <table:table-row>
          <table:table-cell table:style-name="Tabela2.A2" office:value-type="string">
            <text:p text:style-name="P4">p</text:p>
          </table:table-cell>
          <table:table-cell table:style-name="Tabela2.B2" office:value-type="string">
            <text:p text:style-name="P5">Mostra a tabela de partições que existe na memória.</text:p>
          </table:table-cell>
        </table:table-row>
        <table:table-row>
          <table:table-cell table:style-name="Tabela2.A2" office:value-type="string">
            <text:p text:style-name="P4">q</text:p>
          </table:table-cell>
          <table:table-cell table:style-name="Tabela2.B2" office:value-type="string">
            <text:p text:style-name="P5">Sai do fdisk sem salvar as alterações.</text:p>
          </table:table-cell>
        </table:table-row>
        <table:table-row>
          <table:table-cell table:style-name="Tabela2.A2" office:value-type="string">
            <text:p text:style-name="P4">r</text:p>
          </table:table-cell>
          <table:table-cell table:style-name="Tabela2.B2" office:value-type="string">
            <text:p text:style-name="P5">Muda o tipo de partição indicando qual o sistema de arquivos que ela vai suportar</text:p>
          </table:table-cell>
        </table:table-row>
        <table:table-row>
          <table:table-cell table:style-name="Tabela2.A2" office:value-type="string">
            <text:p text:style-name="P4">w</text:p>
          </table:table-cell>
          <table:table-cell table:style-name="Tabela2.B2" office:value-type="string">
            <text:p text:style-name="P5">Grava as alterações efetuadas em disco.</text:p>
          </table:table-cell>
        </table:table-row>
      </table:table>
      <text:p text:style-name="P3"/>
      <text:p text:style-name="P3">Checagem de disco com fsck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Opção</text:p>
          </table:table-cell>
          <table:table-cell table:style-name="Tabela6.B1" office:value-type="string">
            <text:p text:style-name="P6">Descrição</text:p>
          </table:table-cell>
        </table:table-row>
        <table:table-row>
          <table:table-cell table:style-name="Tabela6.A2" office:value-type="string">
            <text:p text:style-name="P5">-A</text:p>
          </table:table-cell>
          <table:table-cell table:style-name="Tabela6.B2" office:value-type="string">
            <text:p text:style-name="P5">Faz a checagem de todos os discos especificados no arquivo /etc/fstab</text:p>
          </table:table-cell>
        </table:table-row>
        <table:table-row>
          <table:table-cell table:style-name="Tabela6.A2" office:value-type="string">
            <text:p text:style-name="P5">-t</text:p>
          </table:table-cell>
          <table:table-cell table:style-name="Tabela6.B2" office:value-type="string">
            <text:p text:style-name="P5">Especifica o tipo de sistema de arquivos que deverá ser checado.</text:p>
          </table:table-cell>
        </table:table-row>
        <table:table-row>
          <table:table-cell table:style-name="Tabela6.A2" office:value-type="string">
            <text:p text:style-name="P5">-b <text:span text:style-name="T2">supertipo</text:span> </text:p>
          </table:table-cell>
          <table:table-cell table:style-name="Tabela6.B2" office:value-type="string">
            <text:p text:style-name="P5">Especifica qual superbloco o fsck irá trabalhar.</text:p>
          </table:table-cell>
        </table:table-row>
        <table:table-row>
          <table:table-cell table:style-name="Tabela6.A2" office:value-type="string">
            <text:p text:style-name="P5">-c</text:p>
          </table:table-cell>
          <table:table-cell table:style-name="Tabela6.B2" office:value-type="string">
            <text:p text:style-name="P5">Faz checagem de setores defeituosos (bad blocks)</text:p>
          </table:table-cell>
        </table:table-row>
        <table:table-row>
          <table:table-cell table:style-name="Tabela6.A2" office:value-type="string">
            <text:p text:style-name="P5">-f</text:p>
          </table:table-cell>
          <table:table-cell table:style-name="Tabela6.B2" office:value-type="string">
            <text:p text:style-name="P5">Força a checagem do sistema de arquivos mesmo que este pareça íntegro.</text:p>
          </table:table-cell>
        </table:table-row>
        <table:table-row>
          <table:table-cell table:style-name="Tabela6.A2" office:value-type="string">
            <text:p text:style-name="P5">-p</text:p>
          </table:table-cell>
          <table:table-cell table:style-name="Tabela6.B2" office:value-type="string">
            <text:p text:style-name="P5">Repara automaticamente o sistema de arquivos.</text:p>
          </table:table-cell>
        </table:table-row>
        <table:table-row>
          <table:table-cell table:style-name="Tabela6.A2" office:value-type="string">
            <text:p text:style-name="P5">-y</text:p>
          </table:table-cell>
          <table:table-cell table:style-name="Tabela6.B2" office:value-type="string">
            <text:p text:style-name="P5">Executa o fsck de modo não interativo, não fazendo nenhuma pergunta ao usuário.</text:p>
          </table:table-cell>
        </table:table-row>
      </table:table>
      <text:p text:style-name="P3"/>
      <text:p text:style-name="P3">Tipos de sistema de arquivos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Tipo</text:p>
          </table:table-cell>
          <table:table-cell table:style-name="Tabela7.B1" office:value-type="string">
            <text:p text:style-name="P6">Descrição</text:p>
          </table:table-cell>
        </table:table-row>
        <table:table-row>
          <table:table-cell table:style-name="Tabela7.A2" office:value-type="string">
            <text:p text:style-name="P5">ext2</text:p>
          </table:table-cell>
          <table:table-cell table:style-name="Tabela7.B2" office:value-type="string">
            <text:p text:style-name="P5">Sistema de arquivos padrão do Linux.</text:p>
          </table:table-cell>
        </table:table-row>
        <table:table-row>
          <table:table-cell table:style-name="Tabela7.A2" office:value-type="string">
            <text:p text:style-name="P5">ext3</text:p>
          </table:table-cell>
          <table:table-cell table:style-name="Tabela7.B2" office:value-type="string">
            <text:p text:style-name="P5">Sistema de arquivos ext2 melhorado.</text:p>
          </table:table-cell>
        </table:table-row>
        <table:table-row>
          <table:table-cell table:style-name="Tabela7.A2" office:value-type="string">
            <text:p text:style-name="P5">ext4</text:p>
          </table:table-cell>
          <table:table-cell table:style-name="Tabela7.B2" office:value-type="string">
            <text:p text:style-name="P5">Sistema de arquivos ext3 melhorado.</text:p>
          </table:table-cell>
        </table:table-row>
        <table:table-row>
          <table:table-cell table:style-name="Tabela7.A2" office:value-type="string">
            <text:p text:style-name="P5">raiserfs</text:p>
          </table:table-cell>
          <table:table-cell table:style-name="Tabela7.B2" office:value-type="string">
            <text:p text:style-name="P5">Sistema de arquivos do tipo Journaling.</text:p>
          </table:table-cell>
        </table:table-row>
        <table:table-row>
          <table:table-cell table:style-name="Tabela7.A2" office:value-type="string">
            <text:p text:style-name="P5">msdos</text:p>
          </table:table-cell>
          <table:table-cell table:style-name="Tabela7.B2" office:value-type="string">
            <text:p text:style-name="P5">Sistema de arquivos FAT-32 do Microsoft Windows.</text:p>
          </table:table-cell>
        </table:table-row>
        <table:table-row>
          <table:table-cell table:style-name="Tabela7.A2" office:value-type="string">
            <text:p text:style-name="P5">iso9660</text:p>
          </table:table-cell>
          <table:table-cell table:style-name="Tabela7.B2" office:value-type="string">
            <text:p text:style-name="P5">Sistema de arquivos do CD-ROM.</text:p>
          </table:table-cell>
        </table:table-row>
        <table:table-row>
          <table:table-cell table:style-name="Tabela7.A2" office:value-type="string">
            <text:p text:style-name="P5">nfs</text:p>
          </table:table-cell>
          <table:table-cell table:style-name="Tabela7.B2" office:value-type="string">
            <text:p text:style-name="P5">Network File System. Usado para montar dispositivos em computadores remotos.</text:p>
          </table:table-cell>
        </table:table-row>
        <table:table-row>
          <table:table-cell table:style-name="Tabela7.A2" office:value-type="string">
            <text:p text:style-name="P5">swap</text:p>
          </table:table-cell>
          <table:table-cell table:style-name="Tabela7.B2" office:value-type="string">
            <text:p text:style-name="P5">Sistema de arquivos de troca utilizado para memória virtual.</text:p>
          </table:table-cell>
        </table:table-row>
        <table:table-row>
          <table:table-cell table:style-name="Tabela7.A2" office:value-type="string">
            <text:p text:style-name="P5">proc</text:p>
          </table:table-cell>
          <table:table-cell table:style-name="Tabela7.B2" office:value-type="string">
            <text:p text:style-name="P5">Uma janela especial dentro do Kernel do Linux. Utilizado pelos usuários, programas e utilitários para escrever ou ler parâmetros do Kernel. Geralmente montado no diretório /proc.</text:p>
          </table:table-cell>
        </table:table-row>
      </table:table>
      <text:p text:style-name="P3"/>
      <text:p text:style-name="P3">Permissões de Arquivos e Diretórios</text:p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6">Objeto</text:p>
          </table:table-cell>
          <table:table-cell table:style-name="Tabela3.A1" office:value-type="string">
            <text:p text:style-name="P6">Leitura (r)</text:p>
          </table:table-cell>
          <table:table-cell table:style-name="Tabela3.A1" office:value-type="string">
            <text:p text:style-name="P6">Gravação (w)</text:p>
          </table:table-cell>
          <table:table-cell table:style-name="Tabela3.D1" office:value-type="string">
            <text:p text:style-name="P6">Execução (x)</text:p>
          </table:table-cell>
        </table:table-row>
        <table:table-row>
          <table:table-cell table:style-name="Tabela3.A2" office:value-type="string">
            <text:p text:style-name="P4">Arquivo</text:p>
          </table:table-cell>
          <table:table-cell table:style-name="Tabela3.A2" office:value-type="string">
            <text:p text:style-name="P5">Permite ler o conteúdo do arquivo.</text:p>
          </table:table-cell>
          <table:table-cell table:style-name="Tabela3.A2" office:value-type="string">
            <text:p text:style-name="P5">Permite alterar o conteúdo do arquivo.</text:p>
          </table:table-cell>
          <table:table-cell table:style-name="Tabela3.D2" office:value-type="string">
            <text:p text:style-name="P5">Permite executar o arquivo como um programa</text:p>
          </table:table-cell>
        </table:table-row>
        <table:table-row>
          <table:table-cell table:style-name="Tabela3.A2" office:value-type="string">
            <text:p text:style-name="P4">Diretório</text:p>
          </table:table-cell>
          <table:table-cell table:style-name="Tabela3.A2" office:value-type="string">
            <text:p text:style-name="P5">Permite listar o conteúdo do diretório.</text:p>
          </table:table-cell>
          <table:table-cell table:style-name="Tabela3.A2" office:value-type="string">
            <text:p text:style-name="P5">Permite criar e apagar arquivos no diretório.</text:p>
          </table:table-cell>
          <table:table-cell table:style-name="Tabela3.D2" office:value-type="string">
            <text:p text:style-name="P5">Permite ler e gravar arquivos no diretório.</text:p>
          </table:table-cell>
        </table:table-row>
      </table:table>
      <text:p text:style-name="P3">Representação de Tipos de Arquiv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Caractere</text:p>
          </table:table-cell>
          <table:table-cell table:style-name="Tabela4.B1" office:value-type="string">
            <text:p text:style-name="P6">Significado.</text:p>
          </table:table-cell>
        </table:table-row>
        <table:table-row>
          <table:table-cell table:style-name="Tabela4.A2" office:value-type="string">
            <text:p text:style-name="P4">-</text:p>
          </table:table-cell>
          <table:table-cell table:style-name="Tabela4.B2" office:value-type="string">
            <text:p text:style-name="P5">Arquivos comuns.</text:p>
          </table:table-cell>
        </table:table-row>
        <table:table-row>
          <table:table-cell table:style-name="Tabela4.A2" office:value-type="string">
            <text:p text:style-name="P4">d</text:p>
          </table:table-cell>
          <table:table-cell table:style-name="Tabela4.B2" office:value-type="string">
            <text:p text:style-name="P5">Diretórios.</text:p>
          </table:table-cell>
        </table:table-row>
        <table:table-row>
          <table:table-cell table:style-name="Tabela4.A2" office:value-type="string">
            <text:p text:style-name="P4">b</text:p>
          </table:table-cell>
          <table:table-cell table:style-name="Tabela4.B2" office:value-type="string">
            <text:p text:style-name="P5">Dispositivos de bloco, como HDs, etc</text:p>
          </table:table-cell>
        </table:table-row>
        <table:table-row>
          <table:table-cell table:style-name="Tabela4.A2" office:value-type="string">
            <text:p text:style-name="P4">c</text:p>
          </table:table-cell>
          <table:table-cell table:style-name="Tabela4.B2" office:value-type="string">
            <text:p text:style-name="P5">Dispositivos de caractere, como terminais.</text:p>
          </table:table-cell>
        </table:table-row>
      </table:table>
      <text:p text:style-name="P3">Opções de montagem (fstab)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Opção</text:p>
          </table:table-cell>
          <table:table-cell table:style-name="Tabela5.B1" office:value-type="string">
            <text:p text:style-name="P6">Descrição</text:p>
          </table:table-cell>
        </table:table-row>
        <table:table-row>
          <table:table-cell table:style-name="Tabela5.A2" office:value-type="string">
            <text:p text:style-name="P5">auto</text:p>
          </table:table-cell>
          <table:table-cell table:style-name="Tabela5.B2" office:value-type="string">
            <text:p text:style-name="P5">Habilita que o dispositivo seja montado na carga do sistema operacional.</text:p>
          </table:table-cell>
        </table:table-row>
        <table:table-row>
          <table:table-cell table:style-name="Tabela5.A2" office:value-type="string">
            <text:p text:style-name="P5">noauto</text:p>
          </table:table-cell>
          <table:table-cell table:style-name="Tabela5.B2" office:value-type="string">
            <text:p text:style-name="P5">Desabilita que o dispositivo seja montado na carga do SO.</text:p>
          </table:table-cell>
        </table:table-row>
        <table:table-row>
          <table:table-cell table:style-name="Tabela5.A2" office:value-type="string">
            <text:p text:style-name="P5">ro</text:p>
          </table:table-cell>
          <table:table-cell table:style-name="Tabela5.B2" office:value-type="string">
            <text:p text:style-name="P5">Monta o sistema de arquivos somente leitura.</text:p>
          </table:table-cell>
        </table:table-row>
        <table:table-row>
          <table:table-cell table:style-name="Tabela5.A2" office:value-type="string">
            <text:p text:style-name="P5">rw</text:p>
          </table:table-cell>
          <table:table-cell table:style-name="Tabela5.B2" office:value-type="string">
            <text:p text:style-name="P5">Monta o sistema de arquivos para leitura e gravação.</text:p>
          </table:table-cell>
        </table:table-row>
        <table:table-row>
          <table:table-cell table:style-name="Tabela5.A2" office:value-type="string">
            <text:p text:style-name="P5">exec</text:p>
          </table:table-cell>
          <table:table-cell table:style-name="Tabela5.B2" office:value-type="string">
            <text:p text:style-name="P5">Habilita a execução de arquivos.</text:p>
          </table:table-cell>
        </table:table-row>
        <table:table-row>
          <table:table-cell table:style-name="Tabela5.A2" office:value-type="string">
            <text:p text:style-name="P5">noexec</text:p>
          </table:table-cell>
          <table:table-cell table:style-name="Tabela5.B2" office:value-type="string">
            <text:p text:style-name="P5">Desabilita a execução de arquivos.</text:p>
          </table:table-cell>
        </table:table-row>
        <table:table-row>
          <table:table-cell table:style-name="Tabela5.A2" office:value-type="string">
            <text:p text:style-name="P5">user</text:p>
          </table:table-cell>
          <table:table-cell table:style-name="Tabela5.B2" office:value-type="string">
            <text:p text:style-name="P5">Possibilita que qualquer usuário monte o dispositivo, mas proíbe outros usuários de desmontá-lo.</text:p>
          </table:table-cell>
        </table:table-row>
        <table:table-row>
          <table:table-cell table:style-name="Tabela5.A2" office:value-type="string">
            <text:p text:style-name="P5">users</text:p>
          </table:table-cell>
          <table:table-cell table:style-name="Tabela5.B2" office:value-type="string">
            <text:p text:style-name="P5">Possibilita que qualquer usuário monte e desmonte o dispositivo.</text:p>
          </table:table-cell>
        </table:table-row>
        <table:table-row>
          <table:table-cell table:style-name="Tabela5.A2" office:value-type="string">
            <text:p text:style-name="P5">nouser</text:p>
          </table:table-cell>
          <table:table-cell table:style-name="Tabela5.B2" office:value-type="string">
            <text:p text:style-name="P5">Somente o superusuário pode montar e desmontar o dispositivo.</text:p>
          </table:table-cell>
        </table:table-row>
        <table:table-row>
          <table:table-cell table:style-name="Tabela5.A2" office:value-type="string">
            <text:p text:style-name="P5">sync</text:p>
          </table:table-cell>
          <table:table-cell table:style-name="Tabela5.B2" office:value-type="string">
            <text:p text:style-name="P5">Habilita a transferência de dados síncrona no dispositivo.</text:p>
          </table:table-cell>
        </table:table-row>
        <table:table-row>
          <table:table-cell table:style-name="Tabela5.A2" office:value-type="string">
            <text:p text:style-name="P5">async</text:p>
          </table:table-cell>
          <table:table-cell table:style-name="Tabela5.B2" office:value-type="string">
            <text:p text:style-name="P5">Habilita a transferência de dados assíncrona no dispositivo.</text:p>
          </table:table-cell>
        </table:table-row>
        <table:table-row>
          <table:table-cell table:style-name="Tabela5.A2" office:value-type="string">
            <text:p text:style-name="P5">dev</text:p>
          </table:table-cell>
          <table:table-cell table:style-name="Tabela5.B2" office:value-type="string">
            <text:p text:style-name="P5">Dispositivo especial de caracteres.</text:p>
          </table:table-cell>
        </table:table-row>
        <table:table-row>
          <table:table-cell table:style-name="Tabela5.A2" office:value-type="string">
            <text:p text:style-name="P5">suid</text:p>
          </table:table-cell>
          <table:table-cell table:style-name="Tabela5.B2" office:value-type="string">
            <text:p text:style-name="P5">Habilita que os executáveis tenham bits do <text:span text:style-name="T2">suid </text:span><text:span text:style-name="T4">e </text:span><text:span text:style-name="T2">sgid.</text:span></text:p>
          </table:table-cell>
        </table:table-row>
        <table:table-row>
          <table:table-cell table:style-name="Tabela5.A2" office:value-type="string">
            <text:p text:style-name="P5">nosuid</text:p>
          </table:table-cell>
          <table:table-cell table:style-name="Tabela5.B2" office:value-type="string">
            <text:p text:style-name="P8">Desabilita que os executáveis tenham bits do <text:span text:style-name="T2">suid </text:span>e <text:span text:style-name="T2">sgid</text:span></text:p>
          </table:table-cell>
        </table:table-row>
        <table:table-row>
          <table:table-cell table:style-name="Tabela5.A2" office:value-type="string">
            <text:p text:style-name="P5">defaults</text:p>
          </table:table-cell>
          <table:table-cell table:style-name="Tabela5.B2" office:value-type="string">
            <text:p text:style-name="P5">Configura as opções de montagem como rw, suid, exec, auto, nouser e async.</text:p>
          </table:table-cell>
        </table:table-row>
      </table:table>
      <text:p text:style-name="P3">Classes de permissões e operações (chmod)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6">Letra</text:p>
          </table:table-cell>
          <table:table-cell table:style-name="Tabela8.A1" office:value-type="string">
            <text:p text:style-name="P6">Descrição</text:p>
          </table:table-cell>
          <table:table-cell table:style-name="Tabela8.A1" office:value-type="string">
            <text:p text:style-name="P6">Símbolo</text:p>
          </table:table-cell>
          <table:table-cell table:style-name="Tabela8.D1" office:value-type="string">
            <text:p text:style-name="P6">Descrição</text:p>
          </table:table-cell>
        </table:table-row>
        <table:table-row>
          <table:table-cell table:style-name="Tabela8.A2" office:value-type="string">
            <text:p text:style-name="P5">u</text:p>
          </table:table-cell>
          <table:table-cell table:style-name="Tabela8.A2" office:value-type="string">
            <text:p text:style-name="P5">Dono do arquivo (usuário)</text:p>
          </table:table-cell>
          <table:table-cell table:style-name="Tabela8.A2" office:value-type="string">
            <text:p text:style-name="P5">+</text:p>
          </table:table-cell>
          <table:table-cell table:style-name="Tabela8.D2" office:value-type="string">
            <text:p text:style-name="P5">Adiciona uma permissão, sem alterar as demais.</text:p>
          </table:table-cell>
        </table:table-row>
        <table:table-row>
          <table:table-cell table:style-name="Tabela8.A2" office:value-type="string">
            <text:p text:style-name="P5">g</text:p>
          </table:table-cell>
          <table:table-cell table:style-name="Tabela8.A2" office:value-type="string">
            <text:p text:style-name="P5">Grupo</text:p>
          </table:table-cell>
          <table:table-cell table:style-name="Tabela8.A2" office:value-type="string">
            <text:p text:style-name="P5">-</text:p>
          </table:table-cell>
          <table:table-cell table:style-name="Tabela8.D2" office:value-type="string">
            <text:p text:style-name="P5">Subtrai uma permissão, sem altear as demais.</text:p>
          </table:table-cell>
        </table:table-row>
        <table:table-row>
          <table:table-cell table:style-name="Tabela8.A2" office:value-type="string">
            <text:p text:style-name="P5">o</text:p>
          </table:table-cell>
          <table:table-cell table:style-name="Tabela8.A2" office:value-type="string">
            <text:p text:style-name="P5">Outros </text:p>
          </table:table-cell>
          <table:table-cell table:style-name="Tabela8.A2" office:value-type="string">
            <text:p text:style-name="P5">=</text:p>
          </table:table-cell>
          <table:table-cell table:style-name="Tabela8.D2" office:value-type="string">
            <text:p text:style-name="P5">Configura as permissões com exatidão.</text:p>
          </table:table-cell>
        </table:table-row>
        <table:table-row>
          <table:table-cell table:style-name="Tabela8.A2" office:value-type="string">
            <text:p text:style-name="P5">a</text:p>
          </table:table-cell>
          <table:table-cell table:style-name="Tabela8.A2" office:value-type="string">
            <text:p text:style-name="P5">Todos</text:p>
          </table:table-cell>
          <table:table-cell table:style-name="Tabela8.A2" office:value-type="string">
            <text:p text:style-name="P5"/>
          </table:table-cell>
          <table:table-cell table:style-name="Tabela8.D2" office:value-type="string">
            <text:p text:style-name="P5"/>
          </table:table-cell>
        </table:table-row>
      </table:table>
      <text:p text:style-name="P2"/>
      <text:p text:style-name="P3"><text:soft-page-break/>Atributos disponíveis para o chattr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">Atributo</text:p>
          </table:table-cell>
          <table:table-cell table:style-name="Tabela9.B1" office:value-type="string">
            <text:p text:style-name="P6">Descrição</text:p>
          </table:table-cell>
        </table:table-row>
        <table:table-row>
          <table:table-cell table:style-name="Tabela9.A2" office:value-type="string">
            <text:p text:style-name="P4">A</text:p>
          </table:table-cell>
          <table:table-cell table:style-name="Tabela9.B2" office:value-type="string">
            <text:p text:style-name="P5">Este atributo não modifica a hora de acesso de arquivos. Quando especificado em diretórios, faz com que todas os arquivos e subdiretórios residentes nele não tenham a hora de acesso modificada.</text:p>
          </table:table-cell>
        </table:table-row>
        <table:table-row>
          <table:table-cell table:style-name="Tabela9.A2" office:value-type="string">
            <text:p text:style-name="P4">a</text:p>
          </table:table-cell>
          <table:table-cell table:style-name="Tabela9.B2" office:value-type="string">
            <text:p text:style-name="P5">Conhecido como Append-Only. Arquivos com este atributo somente podem ser gravados em modo incremental no final do arquivo. Eles não podem ser removidos, renomeados e novos links não poderão ser criados para estes arquivos. Em diretórios faz com que os arquivos sejam apenas adicionados. Somente o superusuário pode especificar ou retirar este atributo</text:p>
          </table:table-cell>
        </table:table-row>
        <table:table-row>
          <table:table-cell table:style-name="Tabela9.A2" office:value-type="string">
            <text:p text:style-name="P4">c</text:p>
          </table:table-cell>
          <table:table-cell table:style-name="Tabela9.B2" office:value-type="string">
            <text:p text:style-name="P5">Permite compactação nos arquivos especificados de forma transparente para o usuário. Durante a leitura, o Kernel retorna dados descompactados e durante a gravação os dados são compactados e gravados no disco.</text:p>
          </table:table-cell>
        </table:table-row>
        <table:table-row>
          <table:table-cell table:style-name="Tabela9.A2" office:value-type="string">
            <text:p text:style-name="P4">d</text:p>
          </table:table-cell>
          <table:table-cell table:style-name="Tabela9.B2" office:value-type="string">
            <text:p text:style-name="P5">Este atributo faz com que o programa <text:span text:style-name="T2">dump, </text:span><text:span text:style-name="T4">utilizado para backup, evite fazer cópia dos arquivos marcados com este atributo.</text:span></text:p>
          </table:table-cell>
        </table:table-row>
        <table:table-row>
          <table:table-cell table:style-name="Tabela9.A2" office:value-type="string">
            <text:p text:style-name="P4">i</text:p>
          </table:table-cell>
          <table:table-cell table:style-name="Tabela9.B2" office:value-type="string">
            <text:p text:style-name="P5">Conhecido como atributo imutável: Arquivos imutáveis não podem ser modificados, não poem ser removidos ou renomeados. Até mesmo o usuário root não poderá modificá-lo. Em diretórios faz com que arquivos não possam ser adicionados ou apagados. Somente o usuário root pode especificar ou retirar este atributo</text:p>
          </table:table-cell>
        </table:table-row>
        <table:table-row>
          <table:table-cell table:style-name="Tabela9.A2" office:value-type="string">
            <text:p text:style-name="P4">s</text:p>
          </table:table-cell>
          <table:table-cell table:style-name="Tabela9.B2" office:value-type="string">
            <text:p text:style-name="P5">Este atributo marca o arquivo especificado como “apagamento seguro”. Quando arquivos com este atributo são apagados, os seus blocos são zerados e gravados de volta no disco eliminando qualquer possibilidade de recuperação.</text:p>
          </table:table-cell>
        </table:table-row>
        <table:table-row>
          <table:table-cell table:style-name="Tabela9.A2" office:value-type="string">
            <text:p text:style-name="P4">S</text:p>
          </table:table-cell>
          <table:table-cell table:style-name="Tabela9.B2" office:value-type="string">
            <text:p text:style-name="P5">O atributo S faz a sincronia de gravação no disco para o aquivo especificado. É como especificar a opção “sync” na montagem do sistema de arquivo ext2, mas afeta somente os arquivos especificados. Não tem efeito em diretórios</text:p>
          </table:table-cell>
        </table:table-row>
        <table:table-row>
          <table:table-cell table:style-name="Tabela9.A2" office:value-type="string">
            <text:p text:style-name="P4">u</text:p>
          </table:table-cell>
          <table:table-cell table:style-name="Tabela9.B2" office:value-type="string">
            <text:p text:style-name="P5">O aquivo especificado é marcado como recuperável. Quando o arquivo é apagado, seu conteúdo é salvo para permitir futura recuperação.</text:p>
          </table:table-cell>
        </table:table-row>
      </table:table>
      <text:p text:style-name="P3">Sinais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6">Sinal</text:p>
          </table:table-cell>
          <table:table-cell table:style-name="Tabela10.A1" office:value-type="string">
            <text:p text:style-name="P6">Valor numérico</text:p>
          </table:table-cell>
          <table:table-cell table:style-name="Tabela10.C1" office:value-type="string">
            <text:p text:style-name="P6">Ação</text:p>
          </table:table-cell>
        </table:table-row>
        <table:table-row>
          <table:table-cell table:style-name="Tabela10.A2" office:value-type="string">
            <text:p text:style-name="P4">HUP</text:p>
          </table:table-cell>
          <table:table-cell table:style-name="Tabela10.A2" office:value-type="string">
            <text:p text:style-name="P4">1</text:p>
          </table:table-cell>
          <table:table-cell table:style-name="Tabela10.C2" office:value-type="string">
            <text:p text:style-name="P5">Hang-Up ou Desligamento. É utilizado automaticamente quando um usuário desconecta de uma sessão ou fecha um terminal</text:p>
          </table:table-cell>
        </table:table-row>
        <table:table-row>
          <table:table-cell table:style-name="Tabela10.A2" office:value-type="string">
            <text:p text:style-name="P4">INIT</text:p>
          </table:table-cell>
          <table:table-cell table:style-name="Tabela10.A2" office:value-type="string">
            <text:p text:style-name="P4">2</text:p>
          </table:table-cell>
          <table:table-cell table:style-name="Tabela10.C2" office:value-type="string">
            <text:p text:style-name="P5">Interrompe o processo. Ele é enviado automaticamente quando um processo é abortado com as teclas <text:span text:style-name="T2">Ctrl-c</text:span></text:p>
          </table:table-cell>
        </table:table-row>
        <table:table-row>
          <table:table-cell table:style-name="Tabela10.A2" office:value-type="string">
            <text:p text:style-name="P4">KILL</text:p>
          </table:table-cell>
          <table:table-cell table:style-name="Tabela10.A2" office:value-type="string">
            <text:p text:style-name="P4">9</text:p>
          </table:table-cell>
          <table:table-cell table:style-name="Tabela10.C2" office:value-type="string">
            <text:p text:style-name="P5">Termina o processo incondicionalmente de forma rápida e drástica. Este tipo de sinal pode deixar arquivos abertos e bases de dados corrompidas. </text:p>
          </table:table-cell>
        </table:table-row>
        <table:table-row>
          <table:table-cell table:style-name="Tabela10.A2" office:value-type="string">
            <text:p text:style-name="P4">TERM</text:p>
          </table:table-cell>
          <table:table-cell table:style-name="Tabela10.A2" office:value-type="string">
            <text:p text:style-name="P4">15</text:p>
          </table:table-cell>
          <table:table-cell table:style-name="Tabela10.C2" office:value-type="string">
            <text:p text:style-name="P5">Termina o processo de forma elegante, possibilitando que ele feche arquivos e execute suas rotinas de fim de execução.</text:p>
          </table:table-cell>
        </table:table-row>
        <table:table-row>
          <table:table-cell table:style-name="Tabela10.A2" office:value-type="string">
            <text:p text:style-name="P4">TSTP</text:p>
          </table:table-cell>
          <table:table-cell table:style-name="Tabela10.A2" office:value-type="string">
            <text:p text:style-name="P4">18</text:p>
          </table:table-cell>
          <table:table-cell table:style-name="Tabela10.C2" office:value-type="string">
            <text:p text:style-name="P5">Termina a execução para continuar depois. Este sinal é enviado automaticamente quando utilizamos as teclas <text:span text:style-name="T2">Ctrl-z. </text:span><text:span text:style-name="T4">Utilizado para colocar o processo em segundo plano.</text:span></text:p>
          </table:table-cell>
        </table:table-row>
      </table:table>
      <text:p text:style-name="P3">Níveis de Execução (Runlevels)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">Runlevel</text:p>
          </table:table-cell>
          <table:table-cell table:style-name="Tabela11.B1" office:value-type="string">
            <text:p text:style-name="P6">Descrição</text:p>
          </table:table-cell>
        </table:table-row>
        <table:table-row>
          <table:table-cell table:style-name="Tabela11.A2" office:value-type="string">
            <text:p text:style-name="P5">0</text:p>
          </table:table-cell>
          <table:table-cell table:style-name="Tabela11.B2" office:value-type="string">
            <text:p text:style-name="P5">O nível zero define um desligamento elegante e rápido do sistema.</text:p>
          </table:table-cell>
        </table:table-row>
        <table:table-row>
          <table:table-cell table:style-name="Tabela11.A2" office:value-type="string">
            <text:p text:style-name="P5">1, s, single</text:p>
          </table:table-cell>
          <table:table-cell table:style-name="Tabela11.B2" office:value-type="string">
            <text:p text:style-name="P5">O nível um é utilizado para manutenção do sistema, também chamada de monousuário (single user). Somente o essencial é executado.</text:p>
          </table:table-cell>
        </table:table-row>
        <table:table-row>
          <table:table-cell table:style-name="Tabela11.A2" office:value-type="string">
            <text:p text:style-name="P5">2</text:p>
          </table:table-cell>
          <table:table-cell table:style-name="Tabela11.B2" office:value-type="string">
            <text:p text:style-name="P5">Modo multiusuário com compartilhamento de arquivos NFS desabilitado.</text:p>
          </table:table-cell>
        </table:table-row>
        <table:table-row>
          <table:table-cell table:style-name="Tabela11.A2" office:value-type="string">
            <text:p text:style-name="P5">3</text:p>
          </table:table-cell>
          <table:table-cell table:style-name="Tabela11.B2" office:value-type="string">
            <text:p text:style-name="P5">Modo multiusuário com todos os serviços habilitados, mas sem interface gráfica para o login no sistema.</text:p>
          </table:table-cell>
        </table:table-row>
        <table:table-row>
          <table:table-cell table:style-name="Tabela11.A2" office:value-type="string">
            <text:p text:style-name="P5">4</text:p>
          </table:table-cell>
          <table:table-cell table:style-name="Tabela11.B2" office:value-type="string">
            <text:p text:style-name="P5">Não utilizado.</text:p>
          </table:table-cell>
        </table:table-row>
        <table:table-row>
          <table:table-cell table:style-name="Tabela11.A2" office:value-type="string">
            <text:p text:style-name="P5">5</text:p>
          </table:table-cell>
          <table:table-cell table:style-name="Tabela11.B2" office:value-type="string">
            <text:p text:style-name="P5">Modo multiusuário com todos os serviços habilitados, interface gráfica X11 e login em modo gráfico.</text:p>
          </table:table-cell>
        </table:table-row>
        <table:table-row>
          <table:table-cell table:style-name="Tabela11.A2" office:value-type="string">
            <text:p text:style-name="P5">6</text:p>
          </table:table-cell>
          <table:table-cell table:style-name="Tabela11.B2" office:value-type="string">
            <text:p text:style-name="P5">Parecido com o nível zero, mas executa o reboot da máquina</text:p>
          </table:table-cell>
        </table:table-row>
      </table:table>
      <text:p text:style-name="P3">Elementos do arquivo /etc/passwd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">Coluna</text:p>
          </table:table-cell>
          <table:table-cell table:style-name="Tabela13.B1" office:value-type="string">
            <text:p text:style-name="P6">Descrição</text:p>
          </table:table-cell>
        </table:table-row>
        <table:table-row>
          <table:table-cell table:style-name="Tabela13.A2" office:value-type="string">
            <text:p text:style-name="P4">Login</text:p>
          </table:table-cell>
          <table:table-cell table:style-name="Tabela13.B2" office:value-type="string">
            <text:p text:style-name="P4">Ele deve ser único, sem espaços e geralmente uma abreviação do nome</text:p>
          </table:table-cell>
        </table:table-row>
        <table:table-row>
          <table:table-cell table:style-name="Tabela13.A2" office:value-type="string">
            <text:p text:style-name="P4">x</text:p>
          </table:table-cell>
          <table:table-cell table:style-name="Tabela13.B2" office:value-type="string">
            <text:p text:style-name="P4">Representa o campo que seria da senha. Esta foi movida para um arquivo chamado /etc/shadow cuja a permissão só é dada ao root.</text:p>
          </table:table-cell>
        </table:table-row>
        <table:table-row>
          <table:table-cell table:style-name="Tabela13.A2" office:value-type="string">
            <text:p text:style-name="P4">ID do usuário</text:p>
          </table:table-cell>
          <table:table-cell table:style-name="Tabela13.B2" office:value-type="string">
            <text:p text:style-name="P4">Por convenção, os IDs de 1 a 99 são utilizados para uso administrativo e conta de usuário utilizadas por serviços do sistema</text:p>
          </table:table-cell>
        </table:table-row>
        <table:table-row>
          <table:table-cell table:style-name="Tabela13.A2" office:value-type="string">
            <text:p text:style-name="P4">ID do grupo</text:p>
          </table:table-cell>
          <table:table-cell table:style-name="Tabela13.B2" office:value-type="string">
            <text:p text:style-name="P4">ID numérico ao qual o usuário pertence.</text:p>
          </table:table-cell>
        </table:table-row>
        <table:table-row>
          <table:table-cell table:style-name="Tabela13.A2" office:value-type="string">
            <text:p text:style-name="P4">Nome do usuário</text:p>
          </table:table-cell>
          <table:table-cell table:style-name="Tabela13.B2" office:value-type="string">
            <text:p text:style-name="P4">Campo alfanumérico que aceita espaços e é reservado para o nome do usuário ou qualquer observação.</text:p>
          </table:table-cell>
        </table:table-row>
        <table:table-row>
          <table:table-cell table:style-name="Tabela13.A2" office:value-type="string">
            <text:p text:style-name="P4">Diretório Home</text:p>
          </table:table-cell>
          <table:table-cell table:style-name="Tabela13.B2" office:value-type="string">
            <text:p text:style-name="P4">Diretório padrão para a conta de usuário</text:p>
          </table:table-cell>
        </table:table-row>
        <table:table-row>
          <table:table-cell table:style-name="Tabela13.A2" office:value-type="string">
            <text:p text:style-name="P4">Shell</text:p>
          </table:table-cell>
          <table:table-cell table:style-name="Tabela13.B2" office:value-type="string">
            <text:p text:style-name="P4">Existe uma situação especial em que o arquivo /bin/false é referenciado. Este arquivo simplesmente não faz nada, proibindo o usuário desta conta de logar no sistema interativamente.</text:p>
          </table:table-cell>
        </table:table-row>
      </table:table>
      <text:p text:style-name="P3">Facilidade possíveis do Syslog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">Ação</text:p>
          </table:table-cell>
          <table:table-cell table:style-name="Tabela14.B1" office:value-type="string">
            <text:p text:style-name="P6">Descrição</text:p>
          </table:table-cell>
        </table:table-row>
        <table:table-row>
          <table:table-cell table:style-name="Tabela14.A2" office:value-type="string">
            <text:p text:style-name="P4">auth</text:p>
          </table:table-cell>
          <table:table-cell table:style-name="Tabela14.B2" office:value-type="string">
            <text:p text:style-name="P5">Mensagens de segurança/autorização</text:p>
          </table:table-cell>
        </table:table-row>
        <table:table-row>
          <table:table-cell table:style-name="Tabela14.A2" office:value-type="string">
            <text:p text:style-name="P4">authpriv</text:p>
          </table:table-cell>
          <table:table-cell table:style-name="Tabela14.B2" office:value-type="string">
            <text:p text:style-name="P5">Mensagens de segurança/autorização (primitivas)</text:p>
          </table:table-cell>
        </table:table-row>
        <table:table-row>
          <table:table-cell table:style-name="Tabela14.A2" office:value-type="string">
            <text:p text:style-name="P4">cron</text:p>
          </table:table-cell>
          <table:table-cell table:style-name="Tabela14.B2" office:value-type="string">
            <text:p text:style-name="P5">Daemons de agendamento de tarefas (cron e at)</text:p>
          </table:table-cell>
        </table:table-row>
        <table:table-row>
          <table:table-cell table:style-name="Tabela14.A2" office:value-type="string">
            <text:p text:style-name="P4">daemon</text:p>
          </table:table-cell>
          <table:table-cell table:style-name="Tabela14.B2" office:value-type="string">
            <text:p text:style-name="P5">Outros daemons do sistema que não possuem facilidades específicas.</text:p>
          </table:table-cell>
        </table:table-row>
        <table:table-row>
          <table:table-cell table:style-name="Tabela14.A2" office:value-type="string">
            <text:p text:style-name="P4">kern</text:p>
          </table:table-cell>
          <table:table-cell table:style-name="Tabela14.B2" office:value-type="string">
            <text:p text:style-name="P5">Mensagens do Kernel.</text:p>
          </table:table-cell>
        </table:table-row>
        <table:table-row>
          <table:table-cell table:style-name="Tabela14.A2" office:value-type="string">
            <text:p text:style-name="P4">lpr</text:p>
          </table:table-cell>
          <table:table-cell table:style-name="Tabela14.B2" office:value-type="string">
            <text:p text:style-name="P5">Subsistema de impressão.</text:p>
          </table:table-cell>
        </table:table-row>
        <table:table-row>
          <table:table-cell table:style-name="Tabela14.A2" office:value-type="string">
            <text:p text:style-name="P4">mail</text:p>
          </table:table-cell>
          <table:table-cell table:style-name="Tabela14.B2" office:value-type="string">
            <text:p text:style-name="P5">Subsistema de e-mail.</text:p>
          </table:table-cell>
        </table:table-row>
        <table:table-row>
          <table:table-cell table:style-name="Tabela14.A2" office:value-type="string">
            <text:p text:style-name="P4">news</text:p>
          </table:table-cell>
          <table:table-cell table:style-name="Tabela14.B2" office:value-type="string">
            <text:p text:style-name="P5">Subsistema de notícias da USENET.</text:p>
          </table:table-cell>
        </table:table-row>
        <table:table-row>
          <table:table-cell table:style-name="Tabela14.A2" office:value-type="string">
            <text:p text:style-name="P4">syslog</text:p>
          </table:table-cell>
          <table:table-cell table:style-name="Tabela14.B2" office:value-type="string">
            <text:p text:style-name="P5">Mensagem interna geradas pelo syslogd</text:p>
          </table:table-cell>
        </table:table-row>
        <table:table-row>
          <table:table-cell table:style-name="Tabela14.A2" office:value-type="string">
            <text:p text:style-name="P4">user</text:p>
          </table:table-cell>
          <table:table-cell table:style-name="Tabela14.B2" office:value-type="string">
            <text:p text:style-name="P5">Mensagem genérica de nível do usuário.</text:p>
          </table:table-cell>
        </table:table-row>
        <table:table-row>
          <table:table-cell table:style-name="Tabela14.A2" office:value-type="string">
            <text:p text:style-name="P4">Local0 até local7</text:p>
          </table:table-cell>
          <table:table-cell table:style-name="Tabela14.B2" office:value-type="string">
            <text:p text:style-name="P5">Reservados para uso local por outros programas que desejam escrever seus logs no syslog</text:p>
          </table:table-cell>
        </table:table-row>
      </table:table>
      <text:p text:style-name="P3">Ações do Syslog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ção</text:p>
          </table:table-cell>
          <table:table-cell table:style-name="Tabela12.B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5">Arquivo</text:p>
          </table:table-cell>
          <table:table-cell table:style-name="Tabela12.B2" office:value-type="string">
            <text:p text:style-name="P5">As mensagens são gravadas em arquivos no sistema. Para ganhar performasse, deve-se preceder o nome do arquivo com o sinal menos “-”. Isso evita que o syslog grave diretamente no disco a cada inclusão e utilize o buffer.</text:p>
          </table:table-cell>
        </table:table-row>
        <table:table-row>
          <table:table-cell table:style-name="Tabela12.A2" office:value-type="string">
            <text:p text:style-name="P5">PIPE</text:p>
          </table:table-cell>
          <table:table-cell table:style-name="Tabela12.B2" office:value-type="string">
            <text:p text:style-name="P5">As mensagens são enviadas para um arquivo especial chamado file descriptor. Este arquivo é uma memória em disco (FIFO) que outros programas podem ler.</text:p>
          </table:table-cell>
        </table:table-row>
        <table:table-row>
          <table:table-cell table:style-name="Tabela12.A2" office:value-type="string">
            <text:p text:style-name="P5">Terminal e Console</text:p>
          </table:table-cell>
          <table:table-cell table:style-name="Tabela12.B2" office:value-type="string">
            <text:p text:style-name="P5">Pode-se especificar uma tela local no computador (console) através do caminho /dev/console ou um terminal remoto tty para onde as mensagens serão enviadas.</text:p>
          </table:table-cell>
        </table:table-row>
        <table:table-row>
          <table:table-cell table:style-name="Tabela12.A2" office:value-type="string">
            <text:p text:style-name="P5">Computador remoto</text:p>
          </table:table-cell>
          <table:table-cell table:style-name="Tabela12.B2" office:value-type="string">
            <text:p text:style-name="P5">Pode-se enviar as mensagens do syslog para uma máquina remota precedendo a ação com o símbolo '@' seguido do nome do host.</text:p>
          </table:table-cell>
        </table:table-row>
        <table:table-row>
          <table:table-cell table:style-name="Tabela12.A2" office:value-type="string">
            <text:p text:style-name="P5">Usuário</text:p>
          </table:table-cell>
          <table:table-cell table:style-name="Tabela12.B2" office:value-type="string">
            <text:p text:style-name="P5">Pode-se especificar um determinado usuário ou uma lista de usuários (separados por virgula) para onde as mensagens serão enviadas no terminal quando estes estiverem logados no sistem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3-27T17:27:22</dc:date>
    <dc:creator>Oriso </dc:creator>
    <meta:editing-duration>PT38H14M57S</meta:editing-duration>
    <meta:editing-cycles>155</meta:editing-cycles>
    <meta:generator>OpenOffice.org/3.2$Linux OpenOffice.org_project/320m12$Build-9483</meta:generator>
    <meta:printed-by>Oriso </meta:printed-by>
    <meta:print-date>2011-05-21T11:48:42</meta:print-date>
    <meta:document-statistic meta:table-count="14" meta:image-count="0" meta:object-count="0" meta:page-count="2" meta:paragraph-count="276" meta:word-count="1584" meta:character-count="9659"/>
  </office:meta>
</office:document-meta>
</file>